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Dear Hiring Manager,</text:span></text:p>
      <text:p text:style-name="Text_20_body">I am writing to express my interest in the <text:span text:style-name="Strong_20_Emphasis">Android Developer</text:span> position. As a self-motivated and passionate developer with a strong foundation in Kotlin, Jetpack Compose, and modern mobile application development, I bring both technical expertise and a drive for continuous improvement.</text:p>
      <text:p text:style-name="Text_20_body">Over the course of my career, I have:</text:p>
      <text:list text:style-name="L1">
        <text:list-item>
          <text:p text:style-name="P1">Designed and delivered multiple Kotlin-based Android applications, from concept to deployment, using Clean Architecture, MVVM, and RESTful API integrations.</text:p>
        </text:list-item>
        <text:list-item>
          <text:p text:style-name="P1">Built responsive and intuitive user interfaces with Jetpack Compose and Material Design principles.</text:p>
        </text:list-item>
        <text:list-item>
          <text:p text:style-name="P1">Integrated backend services and optimized app performance through efficient data handling, caching, and offline support.</text:p>
        </text:list-item>
        <text:list-item>
          <text:p text:style-name="P1">Applied problem-solving skills to deliver high-quality, user-focused features within agile, team-oriented environments.</text:p>
        </text:list-item>
      </text:list>
      <text:p text:style-name="Text_20_body">I am confident that my ability to combine clean, maintainable code with an understanding of user experience makes me a valuable asset to any mobile development team. I am particularly drawn to roles that encourage innovation, collaboration, and the creation of impactful applications that improve users’ daily lives.</text:p>
      <text:p text:style-name="Text_20_body">Thank you for considering my application. I look forward to the opportunity to contribute my skills, enthusiasm, and dedication to your Android development team.</text:p>
      <text:p text:style-name="Text_20_body">Kind regards,<text:line-break/>Ferhat Sanli<text:line-break/>Amsterdam, NL<text:line-break/><text:a xlink:type="simple" xlink:href="mailto:ferhatsanli95@hotmail.com" text:style-name="Internet_20_link" text:visited-style-name="Visited_20_Internet_20_Link">ferhatsanli95@hotmail.com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2T20:36:33.416333000</meta:creation-date>
    <dc:date>2025-08-12T20:37:24.892656000</dc:date>
    <meta:editing-duration>PT54S</meta:editing-duration>
    <meta:editing-cycles>2</meta:editing-cycles>
    <meta:generator>LibreOffice/25.2.3.2$MacOSX_X86_64 LibreOffice_project/bbb074479178df812d175f709636b368952c2ce3</meta:generator>
    <meta:document-statistic meta:table-count="0" meta:image-count="0" meta:object-count="0" meta:page-count="1" meta:paragraph-count="10" meta:word-count="195" meta:character-count="1382" meta:non-whitespace-character-count="1201"/>
  </office:meta>
</office:document-meta>
</file>